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officeooo:rsid="001ea1e0" officeooo:paragraph-rsid="001ea1e0"/>
    </style:style>
    <style:style style:name="P2" style:family="paragraph" style:parent-style-name="Standard">
      <style:text-properties style:font-name="Verdana" officeooo:rsid="00204a26" officeooo:paragraph-rsid="00204a26"/>
    </style:style>
    <style:style style:name="T1" style:family="text">
      <style:text-properties officeooo:rsid="002176a7"/>
    </style:style>
    <style:style style:name="T2" style:family="text">
      <style:text-properties officeooo:rsid="00204a26"/>
    </style:style>
    <style:style style:name="T3" style:family="text">
      <style:text-properties officeooo:rsid="0020c0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ou contre Linux :</text:p>
      <text:p text:style-name="P1"/>
      <text:p text:style-name="P1">L<text:span text:style-name="T1">a question</text:span> du jour est pour ou contre linux comme OS de base :</text:p>
      <text:p text:style-name="P1">Depuis plus de vingt ans l’OS de base est windows et pour de bonne raisons car microsoft a permit de democratiser l’ordinateur personnel avec un systeme ergonomique et facile d’utilisation ainsi que securisé et stable, ce qui n’était pas le cas de linux a ces debut.</text:p>
      <text:p text:style-name="P1">Mais tous ceci n’est plus forcement vrai nous allons peser le pour et le contre :</text:p>
      <text:p text:style-name="P1"/>
      <text:p text:style-name="P1">Premier point linux n’est plus <text:span text:style-name="T2">un</text:span> <text:span text:style-name="T2">systeme très ostère qui demande de vrai connaisance en informatique beaucoup de distrubution sont très simple d’utilisation et ergomique.</text:span></text:p>
      <text:p text:style-name="P1"/>
      <text:p text:style-name="P2">Deuxieme point Windows reste tous de même plus securisé avec un anti-virus integre et un accès restreint au fichier systeme sensible ce qui offre moins de liberté au profit d’un systeme plus sur.</text:p>
      <text:p text:style-name="P2"/>
      <text:p text:style-name="P2">Troisieme point Linux est bcp plus leger que windows surtout maintenant avec Windows 11 qui demande une configuration assez recente.</text:p>
      <text:p text:style-name="P2"/>
      <text:p text:style-name="P2">Pour finir Windows est extrement popularisé et donc beaucoup d’utilisateur ont leur habitude sur Windows. Egalement <text:span text:style-name="T3">Windows reste plus polyvalent que ce soit pour du traitement de texte du developement informatique ou des traitement graphique lourd, Sur ce dernier point on peut se dire qu’il y a encore du chemin pour que Linux soit considerer comme OS par defaut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13:21:41.424000000</meta:creation-date>
    <dc:date>2025-03-25T14:07:37.875000000</dc:date>
    <meta:editing-duration>PT12M24S</meta:editing-duration>
    <meta:editing-cycles>1</meta:editing-cycles>
    <meta:document-statistic meta:table-count="0" meta:image-count="0" meta:object-count="0" meta:page-count="1" meta:paragraph-count="8" meta:word-count="218" meta:character-count="1295" meta:non-whitespace-character-count="1085"/>
    <meta:generator>LibreOffice/24.8.5.2$Windows_X86_64 LibreOffice_project/fddf2685c70b461e7832239a0162a77216259f22</meta:generator>
  </office:meta>
</office:document-meta>
</file>